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631" officeooo:paragraph-rsid="0004d631"/>
    </style:style>
    <style:style style:name="T1" style:family="text">
      <style:text-properties officeooo:rsid="0006b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estratto conto Condominio Puccini 3</text:p>
      <text:p text:style-name="P1"/>
      <text:p text:style-name="P1">1) 01/10/2024 <text:s/>pagamento euro 767,00 a favore di ACinque Tecnologie</text:p>
      <text:p text:style-name="P1"><text:s text:c="4"/>Evidentemente relativo all’esercizio 2023/24</text:p>
      <text:p text:style-name="P1"><text:s text:c="4"/>Non risultano fatture pari all’importo pagato ne fatture che sommate diano quell’importo</text:p>
      <text:p text:style-name="P1"><text:s text:c="4"/>emesse da A<text:span text:style-name="T1">c</text:span>inque <text:span text:style-name="T1">T</text:span>ecnologie ne in MioCondominio ne analizzando il consuntivo 2023/24</text:p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3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01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8:37.432823223</meta:creation-date>
    <dc:date>2025-05-23T15:07:25.098643406</dc:date>
    <meta:editing-duration>PT3H53M35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6" meta:word-count="44" meta:character-count="340" meta:non-whitespace-character-count="287"/>
  </office:meta>
</office:document-meta>
</file>